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Text_20_body" style:list-style-name="L1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590326643444740826" text:style-name="L1">
        <text:list-item>
          <text:p text:style-name="P2">Luneda</text:p>
          <text:list>
            <text:list-item>
              <text:p text:style-name="P3">It loaded strangely, like it loaded to the right of the game, and then shifted over</text:p>
            </text:list-item>
            <text:list-item>
              <text:p text:style-name="P3">The fixed robot didn't disappear</text:p>
            </text:list-item>
          </text:list>
        </text:list-item>
        <text:list-item>
          <text:p text:style-name="P2">Kanedos</text:p>
          <text:list>
            <text:list-item>
              <text:p text:style-name="P3"/>
            </text:list-item>
          </text:list>
        </text:list-item>
        <text:list-item>
          <text:p text:style-name="P2">Tyrianne</text:p>
          <text:list>
            <text:list-item>
              <text:p text:style-name="P3"/>
            </text:list-item>
          </text:list>
        </text:list-item>
        <text:list-item>
          <text:p text:style-name="P2">Kaprika</text:p>
          <text:list>
            <text:list-item>
              <text:p text:style-name="P3">The first time I went to Kaprika, it wouldn't let me click on anything</text:p>
            </text:list-item>
            <text:list-item>
              <text:p text:style-name="P3">You can re-use the life pools by talking to Lillyandra again</text:p>
            </text:list-item>
          </text:list>
        </text:list-item>
        <text:list-item>
          <text:p text:style-name="P2">AliNada</text:p>
          <text:list>
            <text:list-item>
              <text:p text:style-name="P3"/>
            </text:list-item>
          </text:list>
        </text:list-item>
        <text:list-item>
          <text:p text:style-name="P2"><text:span text:style-name="T1">MILO</text:span></text:p>
          <text:list>
            <text:list-item>
              <text:p text:style-name="P3"/>
            </text:list-item>
          </text:list>
        </text:list-item>
        <text:list-item>
          <text:p text:style-name="P2">General</text:p>
          <text:list>
            <text:list-item>
              <text:p text:style-name="P4">When the site goes live, take the url from game.html and make sure that that's the only url that pauses the game when pauseGame() is run. I don't want it pausing on index.html or conclusion.html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25T10:07:51.49</dc:date>
    <meta:editing-duration>P16DT16H20M6S</meta:editing-duration>
    <meta:editing-cycles>119</meta:editing-cycles>
    <meta:generator>OpenOffice/4.1.1$Win32 OpenOffice.org_project/411m6$Build-9775</meta:generator>
    <meta:document-statistic meta:table-count="0" meta:image-count="0" meta:object-count="0" meta:page-count="1" meta:paragraph-count="13" meta:word-count="104" meta:character-count="535"/>
  </office:meta>
</office:document-meta>
</file>